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91pt"/>
    </style:style>
    <style:style style:name="co3" style:family="table-column">
      <style:table-column-properties fo:break-before="auto" style:column-width="95.5pt"/>
    </style:style>
    <style:style style:name="co4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6" table:default-cell-style-name="Default"/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sired frequency resolution</text:p>
          </table:table-cell>
          <table:table-cell office:value-type="float" office:value="0.01" calcext:value-type="float">
            <text:p>0.01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ample rate</text:p>
          </table:table-cell>
          <table:table-cell office:value-type="float" office:value="64000" calcext:value-type="float">
            <text:p>64000</text:p>
          </table:table-cell>
          <table:table-cell table:formula="of:=CEILING(LOG([.C3])/LOG(2))" office:value-type="float" office:value="16" calcext:value-type="float">
            <text:p>16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hase range</text:p>
          </table:table-cell>
          <table:table-cell table:formula="of:=[.C3]/[.C2]" office:value-type="float" office:value="6400000" calcext:value-type="float">
            <text:p>6400000</text:p>
          </table:table-cell>
          <table:table-cell table:number-columns-repeated="4"/>
          <table:table-cell table:style-name="Default"/>
          <table:table-cell office:value-type="string" calcext:value-type="string">
            <text:p>C=B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hase range (nearest power of 2)</text:p>
          </table:table-cell>
          <table:table-cell table:formula="of:=2^[.D6]" office:value-type="float" office:value="8388608" calcext:value-type="float">
            <text:p>8388608</text:p>
          </table:table-cell>
          <table:table-cell table:formula="of:=CEILING(LOG([.C5])/LOG(2))" office:value-type="float" office:value="23" calcext:value-type="float">
            <text:p>23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ew frequency resolution</text:p>
          </table:table-cell>
          <table:table-cell table:formula="of:=[.C3]/[.C6]" office:value-type="float" office:value="0.00762939453125" calcext:value-type="float">
            <text:p>0.00762939453125</text:p>
          </table:table-cell>
          <table:table-cell table:number-columns-repeated="4"/>
          <table:table-cell table:style-name="Default"/>
          <table:table-cell office:value-type="string" calcext:value-type="string">
            <text:p>E=B/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ew frequency Factor</text:p>
          </table:table-cell>
          <table:table-cell table:formula="of:=1/[.C7]" office:value-type="float" office:value="131.072" calcext:value-type="float">
            <text:p>131.072</text:p>
          </table:table-cell>
          <table:table-cell table:number-columns-repeated="4"/>
          <table:table-cell table:style-name="Default"/>
          <table:table-cell office:value-type="string" calcext:value-type="string">
            <text:p>F=D/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Quantized Freq. Scaling Factor</text:p>
          </table:table-cell>
          <table:table-cell table:formula="of:=2^[.D9]" office:value-type="float" office:value="128" calcext:value-type="float">
            <text:p>128</text:p>
          </table:table-cell>
          <table:table-cell table:formula="of:=IF((1/2^[.G9])&gt;[.C2];[.G9]+1; [.G9])" office:value-type="float" office:value="7" calcext:value-type="float">
            <text:p>7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minimum</text:p>
          </table:table-cell>
          <table:table-cell table:formula="of:=FLOOR(LOG([.C8])/LOG(2))" office:value-type="float" office:value="7" calcext:value-type="float">
            <text:p>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inal frequency resolution</text:p>
          </table:table-cell>
          <table:table-cell table:formula="of:=1/[.C9]" office:value-type="float" office:value="0.0078125" calcext:value-type="float">
            <text:p>0.0078125</text:p>
          </table:table-cell>
          <table:table-cell table:number-columns-repeated="4"/>
          <table:table-cell table:style-name="Default"/>
          <table:table-cell office:value-type="string" calcext:value-type="string">
            <text:p>H=1/G</text:p>
          </table:table-cell>
          <table:table-cell office:value-type="string" calcext:value-type="string">
            <text:p>E&lt;=H&lt;=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Frequency Factor required scaling</text:p>
          </table:table-cell>
          <table:table-cell table:formula="of:=2^[.D11]" office:value-type="float" office:value="32768" calcext:value-type="float">
            <text:p>32768</text:p>
          </table:table-cell>
          <table:table-cell table:formula="of:=[.D6]-([.D9]+1)" office:value-type="float" office:value="15" calcext:value-type="float">
            <text:p>15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caled Frequency Factor</text:p>
          </table:table-cell>
          <table:table-cell table:formula="of:=TRUNC([.C11]*[.C8])" office:value-type="float" office:value="4294967" calcext:value-type="float">
            <text:p>4294967</text:p>
          </table:table-cell>
          <table:table-cell table:formula="of:=CEILING(LOG([.C12])/LOG(2))" office:value-type="float" office:value="23" calcext:value-type="float">
            <text:p>23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table:style-name="Default"/>
          <table:table-cell office:value-type="string" calcext:value-type="string">
            <text:p>K=J*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hase range without freq. Scaling</text:p>
          </table:table-cell>
          <table:table-cell table:formula="of:=BITRSHIFT([.C6];[.D9])" office:value-type="float" office:value="65536" calcext:value-type="float">
            <text:p>65536</text:p>
          </table:table-cell>
          <table:table-cell table:number-columns-repeated="4"/>
          <table:table-cell table:style-name="Default"/>
          <table:table-cell office:value-type="string" calcext:value-type="string">
            <text:p>L=D/G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arget frequency</text:p>
          </table:table-cell>
          <table:table-cell office:value-type="float" office:value="1" calcext:value-type="float">
            <text:p>1</text:p>
          </table:table-cell>
          <table:table-cell table:formula="of:=129/128" office:value-type="float" office:value="1.0078125" calcext:value-type="float">
            <text:p>1.0078125</text:p>
          </table:table-cell>
          <table:table-cell office:value-type="float" office:value="39" calcext:value-type="float">
            <text:p>39</text:p>
          </table:table-cell>
          <table:table-cell table:formula="of:=5000/128" office:value-type="float" office:value="39.0625" calcext:value-type="float">
            <text:p>39.0625</text:p>
          </table:table-cell>
          <table:table-cell table:formula="of:=(2560000-1)/128" office:value-type="float" office:value="19999.9921875" calcext:value-type="float">
            <text:p>19999.9921875</text:p>
          </table:table-cell>
          <table:table-cell table:style-name="Default"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erence phase step per sample</text:p>
          </table:table-cell>
          <table:table-cell table:formula="of:=([.$C$6]/[.$C$3])*[.C$15]" office:value-type="float" office:value="131.072" calcext:value-type="float">
            <text:p>131.072</text:p>
          </table:table-cell>
          <table:table-cell table:formula="of:=([.$C$6]/[.$C$3])*[.D$15]" office:value-type="float" office:value="132.096" calcext:value-type="float">
            <text:p>132.096</text:p>
          </table:table-cell>
          <table:table-cell table:formula="of:=([.$C$6]/[.$C$3])*[.E$15]" office:value-type="float" office:value="5111.808" calcext:value-type="float">
            <text:p>5111.808</text:p>
          </table:table-cell>
          <table:table-cell table:formula="of:=([.$C$6]/[.$C$3])*[.F$15]" office:value-type="float" office:value="5120" calcext:value-type="float">
            <text:p>5120</text:p>
          </table:table-cell>
          <table:table-cell table:formula="of:=([.$C$6]/[.$C$3])*[.G$15]" office:value-type="float" office:value="2621438.976" calcext:value-type="float">
            <text:p>2621438.976</text:p>
          </table:table-cell>
          <table:table-cell table:style-name="Default" table:formula="of:=([.$C$6]/[.$C$3])*[.H$15]" office:value-type="float" office:value="2621440" calcext:value-type="float">
            <text:p>26214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put: scaled freq</text:p>
          </table:table-cell>
          <table:table-cell table:formula="of:=[.C$15]*[.$C$9]" office:value-type="float" office:value="128" calcext:value-type="float">
            <text:p>128</text:p>
          </table:table-cell>
          <table:table-cell table:formula="of:=[.D$15]*[.$C$9]" office:value-type="float" office:value="129" calcext:value-type="float">
            <text:p>129</text:p>
          </table:table-cell>
          <table:table-cell table:formula="of:=[.E$15]*[.$C$9]" office:value-type="float" office:value="4992" calcext:value-type="float">
            <text:p>4992</text:p>
          </table:table-cell>
          <table:table-cell table:formula="of:=[.F$15]*[.$C$9]" office:value-type="float" office:value="5000" calcext:value-type="float">
            <text:p>5000</text:p>
          </table:table-cell>
          <table:table-cell table:formula="of:=[.G$15]*[.$C$9]" office:value-type="float" office:value="2559999" calcext:value-type="float">
            <text:p>2559999</text:p>
          </table:table-cell>
          <table:table-cell table:style-name="Default" table:formula="of:=[.H$15]*[.$C$9]" office:value-type="float" office:value="2560000" calcext:value-type="float">
            <text:p>2560000</text:p>
          </table:table-cell>
          <table:table-cell table:formula="of:=CEILING(LOG([.H17])/LOG(2)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aled phase step</text:p>
          </table:table-cell>
          <table:table-cell table:formula="of:=TRUNC([.C$17]*[.$C$12])" office:value-type="float" office:value="549755776" calcext:value-type="float">
            <text:p>549755776</text:p>
          </table:table-cell>
          <table:table-cell table:formula="of:=TRUNC([.D$17]*[.$C$12])" office:value-type="float" office:value="554050743" calcext:value-type="float">
            <text:p>554050743</text:p>
          </table:table-cell>
          <table:table-cell table:formula="of:=TRUNC([.E$17]*[.$C$12])" office:value-type="float" office:value="21440475264" calcext:value-type="float">
            <text:p>21440475264</text:p>
          </table:table-cell>
          <table:table-cell table:formula="of:=TRUNC([.F$17]*[.$C$12])" office:value-type="float" office:value="21474835000" calcext:value-type="float">
            <text:p>21474835000</text:p>
          </table:table-cell>
          <table:table-cell table:formula="of:=TRUNC([.G$17]*[.$C$12])" office:value-type="float" office:value="10995111225033" calcext:value-type="float">
            <text:p>10995111225033</text:p>
          </table:table-cell>
          <table:table-cell table:style-name="Default" table:formula="of:=TRUNC([.H$17]*[.$C$12])" office:value-type="float" office:value="10995115520000" calcext:value-type="float">
            <text:p>10995115520000</text:p>
          </table:table-cell>
          <table:table-cell table:formula="of:=CEILING(LOG([.H18])/LOG(2)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cimal phase step</text:p>
          </table:table-cell>
          <table:table-cell table:formula="of:=TRUNC([.C18]/[.$L19])" office:value-type="float" office:value="131" calcext:value-type="float">
            <text:p>131</text:p>
          </table:table-cell>
          <table:table-cell table:formula="of:=TRUNC([.D18]/[.$L19])" office:value-type="float" office:value="132" calcext:value-type="float">
            <text:p>132</text:p>
          </table:table-cell>
          <table:table-cell table:formula="of:=TRUNC([.E18]/[.$L19])" office:value-type="float" office:value="5111" calcext:value-type="float">
            <text:p>5111</text:p>
          </table:table-cell>
          <table:table-cell table:formula="of:=TRUNC([.F18]/[.$L19])" office:value-type="float" office:value="5119" calcext:value-type="float">
            <text:p>5119</text:p>
          </table:table-cell>
          <table:table-cell table:formula="of:=TRUNC([.G18]/[.$L19])" office:value-type="float" office:value="2621438" calcext:value-type="float">
            <text:p>2621438</text:p>
          </table:table-cell>
          <table:table-cell table:style-name="Default" table:formula="of:=TRUNC([.H18]/[.$L19])" office:value-type="float" office:value="2621439" calcext:value-type="float">
            <text:p>2621439</text:p>
          </table:table-cell>
          <table:table-cell table:formula="of:=CEILING(LOG([.H19])/LOG(2))" office:value-type="float" office:value="22" calcext:value-type="float">
            <text:p>22</text:p>
          </table:table-cell>
          <table:table-cell/>
          <table:table-cell office:value-type="string" calcext:value-type="string">
            <text:p>divider</text:p>
          </table:table-cell>
          <table:table-cell table:formula="of:=2^[.N19]" office:value-type="float" office:value="4194304" calcext:value-type="float">
            <text:p>4194304</text:p>
          </table:table-cell>
          <table:table-cell office:value-type="string" calcext:value-type="string">
            <text:p>bits</text:p>
          </table:table-cell>
          <table:table-cell table:formula="of:=[.$D$9]+[.$D$11]"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quired phase step</text:p>
          </table:table-cell>
          <table:table-cell table:formula="of:=[.C17]*[.$C$13]" office:value-type="float" office:value="8388608" calcext:value-type="float">
            <text:p>8388608</text:p>
          </table:table-cell>
          <table:table-cell table:formula="of:=[.D17]*[.$C$13]" office:value-type="float" office:value="8454144" calcext:value-type="float">
            <text:p>8454144</text:p>
          </table:table-cell>
          <table:table-cell table:formula="of:=[.E17]*[.$C$13]" office:value-type="float" office:value="327155712" calcext:value-type="float">
            <text:p>327155712</text:p>
          </table:table-cell>
          <table:table-cell table:formula="of:=[.F17]*[.$C$13]" office:value-type="float" office:value="327680000" calcext:value-type="float">
            <text:p>327680000</text:p>
          </table:table-cell>
          <table:table-cell table:formula="of:=[.G17]*[.$C$13]" office:value-type="float" office:value="167772094464" calcext:value-type="float">
            <text:p>167772094464</text:p>
          </table:table-cell>
          <table:table-cell table:style-name="Default" table:formula="of:=[.H17]*[.$C$13]" office:value-type="float" office:value="167772160000" calcext:value-type="float">
            <text:p>16777216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vered by decimal part</text:p>
          </table:table-cell>
          <table:table-cell table:formula="of:=[.C19]*[.$C$3]" office:value-type="float" office:value="8384000" calcext:value-type="float">
            <text:p>8384000</text:p>
          </table:table-cell>
          <table:table-cell table:formula="of:=[.D19]*[.$C$3]" office:value-type="float" office:value="8448000" calcext:value-type="float">
            <text:p>8448000</text:p>
          </table:table-cell>
          <table:table-cell table:formula="of:=[.E19]*[.$C$3]" office:value-type="float" office:value="327104000" calcext:value-type="float">
            <text:p>327104000</text:p>
          </table:table-cell>
          <table:table-cell table:formula="of:=[.F19]*[.$C$3]" office:value-type="float" office:value="327616000" calcext:value-type="float">
            <text:p>327616000</text:p>
          </table:table-cell>
          <table:table-cell table:formula="of:=[.G19]*[.$C$3]" office:value-type="float" office:value="167772032000" calcext:value-type="float">
            <text:p>167772032000</text:p>
          </table:table-cell>
          <table:table-cell table:style-name="Default" table:formula="of:=[.H19]*[.$C$3]" office:value-type="float" office:value="167772096000" calcext:value-type="float">
            <text:p>167772096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actional phase step</text:p>
          </table:table-cell>
          <table:table-cell table:formula="of:=[.C21]-[.C22]" office:value-type="float" office:value="4608" calcext:value-type="float">
            <text:p>4608</text:p>
          </table:table-cell>
          <table:table-cell table:formula="of:=[.D21]-[.D22]" office:value-type="float" office:value="6144" calcext:value-type="float">
            <text:p>6144</text:p>
          </table:table-cell>
          <table:table-cell table:formula="of:=[.E21]-[.E22]" office:value-type="float" office:value="51712" calcext:value-type="float">
            <text:p>51712</text:p>
          </table:table-cell>
          <table:table-cell table:formula="of:=[.F21]-[.F22]" office:value-type="float" office:value="64000" calcext:value-type="float">
            <text:p>64000</text:p>
          </table:table-cell>
          <table:table-cell table:formula="of:=[.G21]-[.G22]" office:value-type="float" office:value="62464" calcext:value-type="float">
            <text:p>62464</text:p>
          </table:table-cell>
          <table:table-cell table:style-name="Default" table:formula="of:=[.H21]-[.H22]" office:value-type="float" office:value="64000" calcext:value-type="float">
            <text:p>64000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39">
          <table:table-cell table:number-columns-repeated="7"/>
          <table:table-cell table:style-name="Default"/>
          <table:table-cell table:number-columns-repeated="6"/>
        </table:table-row>
        <table:table-row table:style-name="ro1" table:number-rows-repeated="10485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1" loext:min-decimal-places="11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17:43:32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 </meta:initial-creator>
    <meta:creation-date>2018-09-18T21:18:15.544000000</meta:creation-date>
    <dc:date>2018-09-20T22:57:10.994000000</dc:date>
    <dc:creator>DB </dc:creator>
    <meta:editing-duration>PT15H23M50S</meta:editing-duration>
    <meta:editing-cycles>32</meta:editing-cycles>
    <meta:generator>LibreOffice/5.4.2.2$Windows_X86_64 LibreOffice_project/22b09f6418e8c2d508a9eaf86b2399209b0990f4</meta:generator>
    <meta:document-statistic meta:table-count="1" meta:cell-count="115" meta:object-count="0"/>
  </office:meta>
</office:document-meta>
</file>